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1">
            <text:p>Beta-84191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5220.0">
            <text:p>52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6">
            <text:p>0.0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6">
            <text:p>Beta-84196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940.0">
            <text:p>694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3">
            <text:p>Beta-90823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6120.0">
            <text:p>612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5">
            <text:p>1.65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2">
            <text:p>Beta-90822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4920.0">
            <text:p>49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18">
            <text:p>2.18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2">
            <text:p>Beta-414652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4980.0">
            <text:p>498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3">
            <text:p>Beta-414653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5130.0">
            <text:p>513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2.94">
            <text:p>-2.94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5">
            <text:p>Beta-111225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3990.0">
            <text:p>39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4">
            <text:p>Beta-111224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4860.0">
            <text:p>48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3">
            <text:p>Beta-111223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5470.0">
            <text:p>547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5">
            <text:p>Beta-414655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5470.0">
            <text:p>547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3.17">
            <text:p>-3.1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735">
            <text:p>Beta-414735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9350.0">
            <text:p>935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3.17">
            <text:p>-3.1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919">
            <text:p>Beta-8891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9830.0">
            <text:p>98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1">
            <text:p>-6.2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30">
            <text:p>Beta-88330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6560.0">
            <text:p>65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29">
            <text:p>Beta-8832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980.0">
            <text:p>6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3">
            <text:p>-3.03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28">
            <text:p>Beta-88328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650.0">
            <text:p>6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9">
            <text:p>Beta-8419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5670.0">
            <text:p>56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8">
            <text:p>Beta-84198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8490.0">
            <text:p>84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2">
            <text:p>-6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7">
            <text:p>Beta-84197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4730.0">
            <text:p>47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6">
            <text:p>-0.86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0">
            <text:p>Beta-84190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5030.0">
            <text:p>5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2">
            <text:p>Beta-84192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4640.0">
            <text:p>46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3">
            <text:p>0.13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4">
            <text:p>Beta-84194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4500.0">
            <text:p>45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4">
            <text:p>Beta-90824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6550.0">
            <text:p>65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7">
            <text:p>1.07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5">
            <text:p>Beta-84195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5120.0">
            <text:p>512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